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6465in" style:rel-column-width="34511*"/>
    </style:style>
    <style:style style:name="Table1.B" style:family="table-column">
      <style:table-column-properties style:column-width="3.2785in" style:rel-column-width="31023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708in"/>
    </style:style>
    <style:style style:name="Table2.B" style:family="table-column">
      <style:table-column-properties style:column-width="6.2542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sans-serif" fo:font-size="11pt" fo:letter-spacing="normal" fo:font-style="normal" fo:font-weight="normal" officeooo:rsid="00109517" officeooo:paragraph-rsid="00109517" style:font-size-asian="11pt" style:font-size-complex="11pt"/>
    </style:style>
    <style:style style:name="P2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sans-serif" fo:font-size="11pt" fo:letter-spacing="normal" fo:font-style="normal" fo:font-weight="normal" officeooo:rsid="000ff906" officeooo:paragraph-rsid="000ff906" style:font-size-asian="11pt" style:font-size-complex="11pt"/>
    </style:style>
    <style:style style:name="P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0ff906"/>
    </style:style>
    <style:style style:name="P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13682c"/>
    </style:style>
    <style:style style:name="P5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109517"/>
    </style:style>
    <style:style style:name="P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177916"/>
    </style:style>
    <style:style style:name="P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24dbce"/>
    </style:style>
    <style:style style:name="P8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029c289"/>
    </style:style>
    <style:style style:name="P9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sans-serif" fo:letter-spacing="normal" fo:font-style="normal" fo:font-weight="normal" officeooo:rsid="00109517" officeooo:paragraph-rsid="00109517"/>
    </style:style>
    <style:style style:name="P10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sans-serif" fo:letter-spacing="normal" fo:font-style="normal" fo:font-weight="normal"/>
    </style:style>
    <style:style style:name="P11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  <style:text-properties fo:font-size="11pt" officeooo:paragraph-rsid="00109517" style:font-size-asian="11pt" style:font-size-complex="11pt"/>
    </style:style>
    <style:style style:name="P13" style:family="paragraph" style:parent-style-name="Preformatted_20_Text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14" style:family="paragraph" style:parent-style-name="Heading_20_2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sans-serif" fo:font-size="24pt" fo:letter-spacing="normal" fo:font-style="normal" fo:font-weight="normal" officeooo:rsid="000ff906"/>
    </style:style>
    <style:style style:name="P15" style:family="paragraph" style:parent-style-name="Table_20_Contents">
      <style:paragraph-properties fo:line-height="100%" fo:text-align="justify" style:justify-single-word="false"/>
      <style:text-properties style:font-name="sans-serif" fo:font-size="10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sans-serif" fo:font-size="10pt" officeooo:rsid="001c92b0" officeooo:paragraph-rsid="001c92b0"/>
    </style:style>
    <style:style style:name="P17" style:family="paragraph" style:parent-style-name="Table_20_Contents">
      <style:paragraph-properties fo:line-height="100%" fo:text-align="justify" style:justify-single-word="false"/>
    </style:style>
    <style:style style:name="P18" style:family="paragraph" style:parent-style-name="Table_20_Contents">
      <style:paragraph-properties fo:line-height="100%" fo:text-align="justify" style:justify-single-word="false"/>
      <style:text-properties officeooo:paragraph-rsid="00151e59"/>
    </style:style>
    <style:style style:name="P19" style:family="paragraph" style:parent-style-name="Table_20_Contents">
      <style:paragraph-properties fo:margin-top="0in" fo:margin-bottom="0.0472in" loext:contextual-spacing="false" fo:line-height="100%" fo:text-align="justify" style:justify-single-word="false"/>
      <style:text-properties style:font-name="sans-serif" fo:font-size="11pt" officeooo:rsid="00109517" officeooo:paragraph-rsid="00109517" style:font-size-asian="11pt" style:font-size-complex="11pt"/>
    </style:style>
    <style:style style:name="P20" style:family="paragraph" style:parent-style-name="Table_20_Contents">
      <style:paragraph-properties fo:margin-top="0in" fo:margin-bottom="0.0472in" loext:contextual-spacing="false" fo:line-height="100%" fo:text-align="justify" style:justify-single-word="false"/>
    </style:style>
    <style:style style:name="P21" style:family="paragraph" style:parent-style-name="Table_20_Contents">
      <style:paragraph-properties fo:margin-top="0in" fo:margin-bottom="0.0472in" loext:contextual-spacing="false" fo:line-height="100%" fo:text-align="justify" style:justify-single-word="false"/>
      <style:text-properties officeooo:paragraph-rsid="000ff906"/>
    </style:style>
    <style:style style:name="P22" style:family="paragraph" style:parent-style-name="Table_20_Contents">
      <style:paragraph-properties fo:margin-top="0in" fo:margin-bottom="0.0472in" loext:contextual-spacing="false" fo:line-height="100%" fo:text-align="justify" style:justify-single-word="false"/>
      <style:text-properties officeooo:paragraph-rsid="002113e3"/>
    </style:style>
    <style:style style:name="P23" style:family="paragraph" style:parent-style-name="Standard">
      <style:paragraph-properties fo:line-height="100%" fo:text-align="justify" style:justify-single-word="false"/>
    </style:style>
    <style:style style:name="P24" style:family="paragraph" style:parent-style-name="Preformatted_20_Text">
      <style:paragraph-properties fo:margin-top="0in" fo:margin-bottom="0.1965in" loext:contextual-spacing="false"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5" style:family="paragraph" style:parent-style-name="Preformatted_20_Text">
      <style:paragraph-properties fo:margin-top="0in" fo:margin-bottom="0.1965in" loext:contextual-spacing="false" fo:line-height="100%" fo:text-align="justify" style:justify-single-word="false" fo:orphans="2" fo:widows="2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6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style:font-size-asian="11pt" style:font-size-complex="11pt"/>
    </style:style>
    <style:style style:name="P27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8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officeooo:rsid="001a5f09" officeooo:paragraph-rsid="001a5f09" style:font-size-asian="11pt" style:font-size-complex="11pt"/>
    </style:style>
    <style:style style:name="P29" style:family="paragraph" style:parent-style-name="Preformatted_20_Text">
      <style:paragraph-properties fo:line-height="100%" fo:text-align="justify" style:justify-single-word="false" fo:orphans="2" fo:widows="2"/>
      <style:text-properties style:font-name="Courier" fo:font-size="11pt" style:font-size-asian="11pt" style:font-size-complex="11pt"/>
    </style:style>
    <style:style style:name="P30" style:family="paragraph" style:parent-style-name="Preformatted_20_Text">
      <style:paragraph-properties fo:line-height="100%" fo:text-align="justify" style:justify-single-word="false" fo:orphans="2" fo:widows="2"/>
      <style:text-properties style:font-name="Courier" fo:font-size="11pt" officeooo:rsid="001a5f09" officeooo:paragraph-rsid="001a5f09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a5f09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officeooo:rsid="000ff906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font-style="normal" fo:font-weight="normal" officeooo:rsid="0013682c" style:font-size-asian="11pt" style:font-size-complex="11pt"/>
    </style:style>
    <style:style style:name="T5" style:family="text">
      <style:text-properties fo:font-variant="normal" fo:text-transform="none" fo:color="#000000" style:font-name="sans-serif" fo:font-size="11pt" fo:letter-spacing="normal" fo:font-style="normal" fo:font-weight="normal" officeooo:rsid="00109517" style:font-size-asian="11pt" style:font-size-complex="11pt"/>
    </style:style>
    <style:style style:name="T6" style:family="text">
      <style:text-properties fo:font-variant="normal" fo:text-transform="none" fo:color="#000000" style:font-name="sans-serif" fo:font-size="11pt" fo:letter-spacing="normal" fo:font-style="normal" fo:font-weight="normal" officeooo:rsid="0016f295" style:font-size-asian="11pt" style:font-size-complex="11pt"/>
    </style:style>
    <style:style style:name="T7" style:family="text">
      <style:text-properties fo:font-variant="normal" fo:text-transform="none" fo:color="#000000" style:font-name="sans-serif" fo:font-size="11pt" fo:letter-spacing="normal" fo:font-style="normal" fo:font-weight="normal" officeooo:rsid="00177916" style:font-size-asian="11pt" style:font-size-complex="11pt"/>
    </style:style>
    <style:style style:name="T8" style:family="text">
      <style:text-properties fo:font-variant="normal" fo:text-transform="none" fo:color="#000000" style:font-name="sans-serif" fo:font-size="11pt" fo:letter-spacing="normal" fo:font-style="normal" fo:font-weight="normal" officeooo:rsid="002113e3" style:font-size-asian="11pt" style:font-size-complex="11pt"/>
    </style:style>
    <style:style style:name="T9" style:family="text">
      <style:text-properties fo:font-variant="normal" fo:text-transform="none" fo:color="#000000" style:font-name="sans-serif" fo:font-size="11pt" fo:letter-spacing="normal" fo:font-style="normal" fo:font-weight="normal" officeooo:rsid="0023b6de" style:font-size-asian="11pt" style:font-size-complex="11pt"/>
    </style:style>
    <style:style style:name="T10" style:family="text">
      <style:text-properties fo:font-variant="normal" fo:text-transform="none" fo:color="#000000" style:font-name="sans-serif" fo:font-size="11pt" fo:letter-spacing="normal" fo:font-style="normal" fo:font-weight="normal" officeooo:rsid="0024dbce" style:font-size-asian="11pt" style:font-size-complex="11pt"/>
    </style:style>
    <style:style style:name="T11" style:family="text">
      <style:text-properties fo:font-variant="normal" fo:text-transform="none" fo:color="#000000" style:font-name="sans-serif" fo:font-size="11pt" fo:letter-spacing="normal" fo:font-style="normal" fo:font-weight="normal" officeooo:rsid="0029c289" style:font-size-asian="11pt" style:font-size-complex="11pt"/>
    </style:style>
    <style:style style:name="T12" style:family="text">
      <style:text-properties fo:font-variant="normal" fo:text-transform="none" fo:color="#000000" style:font-name="sans-serif" fo:font-size="11pt" fo:letter-spacing="normal" fo:font-style="normal" fo:font-weight="normal" officeooo:rsid="002b03de" style:font-size-asian="11pt" style:font-size-complex="11pt"/>
    </style:style>
    <style:style style:name="T13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4" style:family="text">
      <style:text-properties fo:font-variant="normal" fo:text-transform="none" fo:color="#000000" style:font-name="Liberation Sans" fo:letter-spacing="normal" fo:font-style="normal" fo:font-weight="normal" officeooo:rsid="001a1dc4"/>
    </style:style>
    <style:style style:name="T15" style:family="text">
      <style:text-properties fo:font-variant="normal" fo:text-transform="none" fo:color="#000000" style:font-name="Liberation Sans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000000" style:font-name="Courier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000000" style:font-name="Courier" fo:font-size="11pt" fo:letter-spacing="normal" fo:font-style="normal" fo:font-weight="normal" officeooo:rsid="000ff906" style:font-size-asian="11pt" style:font-size-complex="11pt"/>
    </style:style>
    <style:style style:name="T18" style:family="text">
      <style:text-properties fo:font-variant="normal" fo:text-transform="none" fo:color="#000000" style:font-name="Courier" fo:font-size="11pt" fo:letter-spacing="normal" fo:font-style="normal" fo:font-weight="normal" officeooo:rsid="00109517" style:font-size-asian="11pt" style:font-size-complex="11pt"/>
    </style:style>
    <style:style style:name="T19" style:family="text">
      <style:text-properties fo:font-variant="normal" fo:text-transform="none" fo:color="#2a6099" style:font-name="Courier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0" style:family="text">
      <style:text-properties fo:font-variant="normal" fo:text-transform="none" fo:color="#2a6099" style:font-name="Liberation Sans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fo:color="#2a6099" style:font-name="Liberation Sans" fo:letter-spacing="normal" fo:font-style="normal" style:text-underline-style="solid" style:text-underline-width="auto" style:text-underline-color="font-color" fo:font-weight="normal" officeooo:rsid="0013682c"/>
    </style:style>
    <style:style style:name="T22" style:family="text">
      <style:text-properties fo:font-variant="normal" fo:text-transform="none" fo:color="#2a6099" style:font-name="sans-serif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3" style:family="text">
      <style:text-properties fo:font-variant="normal" fo:text-transform="none" fo:color="#595959" style:font-name="sans-serif" fo:letter-spacing="normal" fo:font-style="normal" fo:font-weight="normal"/>
    </style:style>
    <style:style style:name="T24" style:family="text">
      <style:text-properties fo:font-variant="normal" fo:text-transform="none" fo:color="#595959" style:font-name="sans-serif" fo:letter-spacing="normal" fo:font-style="normal" fo:font-weight="normal" officeooo:rsid="000ff906"/>
    </style:style>
    <style:style style:name="T25" style:family="text">
      <style:text-properties fo:font-variant="normal" fo:text-transform="none" fo:color="#333333" style:font-name="sans-serif" fo:font-size="11pt" fo:letter-spacing="normal" fo:font-style="normal" fo:font-weight="bold" officeooo:rsid="000ff906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333333" style:font-name="Courier" fo:font-size="11pt" fo:letter-spacing="normal" fo:font-style="normal" fo:font-weight="bold" officeooo:rsid="000ff906" style:font-size-asian="11pt" style:font-weight-asian="bold" style:font-size-complex="11pt" style:font-weight-complex="bold"/>
    </style:style>
    <style:style style:name="T27" style:family="text">
      <style:text-properties officeooo:rsid="000ff906"/>
    </style:style>
    <style:style style:name="T28" style:family="text">
      <style:text-properties officeooo:rsid="00109517"/>
    </style:style>
    <style:style style:name="T29" style:family="text">
      <style:text-properties style:font-name="Courier"/>
    </style:style>
    <style:style style:name="T30" style:family="text">
      <style:text-properties style:font-name="Courier" fo:font-size="11pt" style:font-size-asian="11pt" style:font-size-complex="11pt"/>
    </style:style>
    <style:style style:name="T31" style:family="text">
      <style:text-properties style:font-name="Courier" fo:font-size="11pt" officeooo:rsid="00151e59" style:font-size-asian="11pt" style:font-size-complex="11pt"/>
    </style:style>
    <style:style style:name="T32" style:family="text">
      <style:text-properties style:font-name="Courier" fo:font-size="11pt" officeooo:rsid="000ff906" style:font-name-asian="sans-serif" style:font-size-asian="11pt" style:font-name-complex="sans-serif" style:font-size-complex="11pt"/>
    </style:style>
    <style:style style:name="T33" style:family="text">
      <style:text-properties officeooo:rsid="00147939"/>
    </style:style>
    <style:style style:name="T34" style:family="text">
      <style:text-properties fo:color="#333333" fo:font-weight="bold" style:font-weight-asian="bold" style:font-weight-complex="bold"/>
    </style:style>
    <style:style style:name="T35" style:family="text">
      <style:text-properties fo:color="#333333" fo:font-weight="bold" officeooo:rsid="00147939" style:font-weight-asian="bold" style:font-weight-complex="bold"/>
    </style:style>
    <style:style style:name="T36" style:family="text">
      <style:text-properties fo:color="#333333" style:font-name="Liberation Sans" fo:font-weight="bold" officeooo:rsid="00177916" style:font-weight-asian="bold" style:font-weight-complex="bold"/>
    </style:style>
    <style:style style:name="T37" style:family="text">
      <style:text-properties fo:color="#333333" style:font-name="Courier" fo:font-weight="bold" style:font-weight-asian="bold" style:font-weight-complex="bold"/>
    </style:style>
    <style:style style:name="T38" style:family="text">
      <style:text-properties fo:color="#333333" style:font-name="Courier" fo:font-weight="bold" officeooo:rsid="00147939" style:font-weight-asian="bold" style:font-weight-complex="bold"/>
    </style:style>
    <style:style style:name="T39" style:family="text">
      <style:text-properties fo:color="#333333" style:font-name="Courier" fo:font-weight="bold" officeooo:rsid="00177916" style:font-weight-asian="bold" style:font-weight-complex="bold"/>
    </style:style>
    <style:style style:name="T40" style:family="text">
      <style:text-properties officeooo:rsid="00151e59"/>
    </style:style>
    <style:style style:name="T41" style:family="text">
      <style:text-properties fo:color="#666666" style:font-name="Courier" fo:font-size="9pt" officeooo:rsid="00151e59" style:font-size-asian="11pt" style:font-size-complex="11pt"/>
    </style:style>
    <style:style style:name="T42" style:family="text">
      <style:text-properties style:font-name="Liberation Sans" fo:font-size="11pt" officeooo:rsid="000ff906" style:font-name-asian="sans-serif" style:font-size-asian="11pt" style:font-name-complex="sans-serif" style:font-size-complex="11pt"/>
    </style:style>
    <style:style style:name="T43" style:family="text">
      <style:text-properties style:font-name="Liberation Sans" fo:font-size="11pt" officeooo:rsid="0014b5bd" style:font-name-asian="sans-serif" style:font-size-asian="11pt" style:font-name-complex="sans-serif" style:font-size-complex="11pt"/>
    </style:style>
    <style:style style:name="T44" style:family="text">
      <style:text-properties style:font-name="Liberation Sans" fo:font-size="11pt" officeooo:rsid="00151e59" style:font-name-asian="sans-serif" style:font-size-asian="11pt" style:font-name-complex="sans-serif" style:font-size-complex="11pt"/>
    </style:style>
    <style:style style:name="T45" style:family="text">
      <style:text-properties style:font-name="Liberation Sans" fo:font-size="11pt" officeooo:rsid="001f3391" style:font-name-asian="sans-serif" style:font-size-asian="11pt" style:font-name-complex="sans-serif" style:font-size-complex="11pt"/>
    </style:style>
    <style:style style:name="T46" style:family="text">
      <style:text-properties style:font-name="Liberation Sans" fo:font-size="11pt" officeooo:rsid="001fb7a9" style:font-name-asian="sans-serif" style:font-size-asian="11pt" style:font-name-complex="sans-serif" style:font-size-complex="11pt"/>
    </style:style>
    <style:style style:name="T47" style:family="text">
      <style:text-properties style:font-name="Liberation Sans" fo:font-size="11pt" officeooo:rsid="00282c93" style:font-name-asian="sans-serif" style:font-size-asian="11pt" style:font-name-complex="sans-serif" style:font-size-complex="11pt"/>
    </style:style>
    <style:style style:name="T48" style:family="text">
      <style:text-properties officeooo:rsid="00177916"/>
    </style:style>
    <style:style style:name="T49" style:family="text">
      <style:text-properties officeooo:rsid="001a5f09"/>
    </style:style>
    <style:style style:name="T50" style:family="text">
      <style:text-properties officeooo:rsid="001c92b0"/>
    </style:style>
    <style:style style:name="T51" style:family="text">
      <style:text-properties officeooo:rsid="001f3391"/>
    </style:style>
    <style:style style:name="T52" style:family="text">
      <style:text-properties officeooo:rsid="001fb7a9"/>
    </style:style>
    <style:style style:name="T53" style:family="text">
      <style:text-properties officeooo:rsid="00231071"/>
    </style:style>
    <style:style style:name="T54" style:family="text">
      <style:text-properties officeooo:rsid="00266118"/>
    </style:style>
    <style:style style:name="T55" style:family="text">
      <style:text-properties officeooo:rsid="00282c93"/>
    </style:style>
    <style:style style:name="T56" style:family="text">
      <style:text-properties officeooo:rsid="0029c2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askCallback {base}</text:p>
          </table:table-cell>
          <table:table-cell table:style-name="Table1.A1" office:value-type="string">
            <text:p text:style-name="P16">Documentación de R</text:p>
          </table:table-cell>
        </table:table-row>
      </table:table>
      <text:h text:style-name="P14" text:outline-level="2">Agrega o re<text:span text:style-name="T51">mueve</text:span> una tarea de <text:span text:style-name="T52">llamada devuelta</text:span> de nivel superior</text:h>
      <text:h text:style-name="P11" text:outline-level="3"><text:span text:style-name="T23">Descrip</text:span><text:span text:style-name="T24">ción</text:span></text:h>
      <text:p text:style-name="P3"><text:span text:style-name="T17">addTaskCallback</text:span><text:span text:style-name="T3"> registra un</text:span><text:span text:style-name="T4">a</text:span><text:span text:style-name="T3"> función de </text:span><text:span text:style-name="T26">R</text:span><text:span text:style-name="T3"> que será llamada cada vez que una tarea de nivel su­perior sea </text:span><text:span text:style-name="T4">finalizada</text:span><text:span text:style-name="T3">.</text:span></text:p>
      <text:p text:style-name="P4"><text:span text:style-name="T17">removeTaskCallback</text:span><text:span text:style-name="T3"> re</text:span><text:span text:style-name="T4">tira </text:span><text:span text:style-name="T3">del registro una función registrada por medio de </text:span><text:span text:style-name="T17">addTaskCallback</text:span><text:span text:style-name="T3">.</text:span></text:p>
      <text:p text:style-name="P2">Estas funciones aportan un nivel de acceso <text:span text:style-name="T33">bajo</text:span> al mecanismo interno <text:span text:style-name="T33">o nativo de </text:span><text:span text:style-name="T38">R</text:span> para manejar <text:span text:style-name="T33">las</text:span> acciones de <text:span text:style-name="T55">finalización</text:span> de tareas. Pude usarse <text:span text:style-name="T29">taskCallbackManager</text:span> en <text:span text:style-name="T33">el</text:span> nivel del lenguaje <text:span text:style-name="T37">S</text:span> para manejar funciones de <text:span text:style-name="T37">S</text:span> que son <text:span text:style-name="T55">invocadas</text:span> al finalizar cada tarea. Esto <text:span text:style-name="T50">resulta</text:span> más fácil y directo.</text:p>
      <text:h text:style-name="P10" text:outline-level="3">U<text:span text:style-name="T27">tilización</text:span></text:h>
      <text:p text:style-name="P13">addTaskCallback(f, data = NULL, name = character())</text:p>
      <text:p text:style-name="P24">removeTaskCallback(id)</text:p>
      <text:h text:style-name="P10" text:outline-level="3">Argument<text:span text:style-name="T27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Source_20_Text"><text:span text:style-name="T30">f</text:span></text:span></text:p>
            <text:p text:style-name="P18"><text:span text:style-name="Source_20_Text"><text:span text:style-name="T31"/></text:span></text:p>
          </table:table-cell>
          <table:table-cell table:style-name="Table2.B1" office:value-type="string">
            <text:p text:style-name="P20"><text:span text:style-name="T42">la función que será invocada cada vez que una tarea de nivel superior se</text:span><text:span text:style-name="T43">a </text:span><text:span text:style-name="T47">completada</text:span><text:span text:style-name="T42"> exitosamente. Ésta </text:span><text:span text:style-name="T43">será</text:span><text:span text:style-name="T42"> llamada con </text:span><text:span text:style-name="T43">4 o 5</text:span><text:span text:style-name="T42"> argumentos dependiendo de si </text:span><text:span text:style-name="T43">el argumento de d</text:span><text:span text:style-name="T47">a</text:span><text:span text:style-name="T43">tos</text:span><text:span text:style-name="T42"> </text:span><text:span text:style-name="T32">data</text:span><text:span text:style-name="T42"> ha sido especificad</text:span><text:span text:style-name="T43">o</text:span><text:span text:style-name="T42">. El valor devuelto deberá ser </text:span><text:span text:style-name="T43">uno</text:span><text:span text:style-name="T42"> lógico y deberá indicar si se debe conservar la </text:span><text:span text:style-name="T43">llamada</text:span><text:span text:style-name="T42"> en la lista de </text:span><text:span text:style-name="T43">devoluciones </text:span><text:span text:style-name="T42">activas o </text:span><text:span text:style-name="T43">deberá ser </text:span><text:span text:style-name="T42">descarta</text:span><text:span text:style-name="T43">da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30">data</text:span></text:span></text:p>
            <text:p text:style-name="P18"><text:span text:style-name="Source_20_Text"><text:span text:style-name="T41">datos</text:span></text:span></text:p>
          </table:table-cell>
          <table:table-cell table:style-name="Table2.B1" office:value-type="string">
            <text:p text:style-name="P21"><text:span text:style-name="T45">si se</text:span><text:span text:style-name="T42"> especifica, este es el quinto argumento en la</text:span><text:span text:style-name="T46"> función de</text:span><text:span text:style-name="T42"> </text:span><text:span text:style-name="T46">llamada devuelta</text:span><text:span text:style-name="T42"> </text:span><text:span text:style-name="T32">f</text:span><text:span text:style-name="T42">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30">id</text:span></text:span></text:p>
            <text:p text:style-name="P18"><text:span text:style-name="Source_20_Text"><text:span text:style-name="T31"/></text:span></text:p>
          </table:table-cell>
          <table:table-cell table:style-name="Table2.B1" office:value-type="string">
            <text:p text:style-name="P22"><text:span text:style-name="T42">una cadena o un entero que identifi</text:span><text:span text:style-name="T44">ca a</text:span><text:span text:style-name="T42">l elemento en la lista interna de devolución </text:span><text:span text:style-name="T44">a ser re­tirado</text:span><text:span text:style-name="T42">. Los índices enteros están basados en 1, es decir, el primer elemento es 1. Los nom­bres de los manipuladores registrados están </text:span><text:span text:style-name="T44">disponibles </text:span><text:span text:style-name="T42">actualmente usando </text:span><text:span text:style-name="T32">getTaskCa­llbackNames</text:span><text:span text:style-name="T42"> y también </text:span><text:span text:style-name="T44">son </text:span><text:span text:style-name="T47">producidos</text:span><text:span text:style-name="T42"> en una </text:span><text:span text:style-name="T47">invocación</text:span><text:span text:style-name="T42"> a </text:span><text:span text:style-name="T32">addTaskCallback</text:span><text:span text:style-name="T42">.</text:span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30">name</text:span></text:span></text:p>
            <text:p text:style-name="P18"><text:span text:style-name="Source_20_Text"><text:span text:style-name="T41">nombre</text:span></text:span></text:p>
          </table:table-cell>
          <table:table-cell table:style-name="Table2.B1" office:value-type="string">
            <text:p text:style-name="P19"><text:span text:style-name="T40">vector de tipo </text:span>carácter: nombres <text:span text:style-name="T40">que serán</text:span> utilizados.</text:p>
          </table:table-cell>
        </table:table-row>
      </table:table>
      <text:h text:style-name="P10" text:outline-level="3">Deta<text:span text:style-name="T28">lles</text:span></text:h>
      <text:p text:style-name="P8"><text:span text:style-name="T5">Las tareas de nivel superior son expresiones individuales más que líneas de entrada </text:span><text:span text:style-name="T11">completas</text:span><text:span text:style-name="T5">. De este modo, una línea de entrada de la forma </text:span><text:span text:style-name="T18">expresión1</text:span><text:span text:style-name="T5"> ; </text:span><text:span text:style-name="T18">expresión2</text:span><text:span text:style-name="T5"> dará pie a dos tareas de nivel superior.</text:span></text:p>
      <text:p text:style-name="P5"><text:span text:style-name="T5">Una tarea de </text:span><text:span text:style-name="T11">llamada devuelta</text:span><text:span text:style-name="T5"> de nivel superior es </text:span><text:span text:style-name="T8">invocada</text:span><text:span text:style-name="T5"> con: </text:span><text:span text:style-name="T8">1)</text:span><text:span text:style-name="T5"> la expresión para la tarea de nivel superior, </text:span><text:span text:style-name="T8">2) </text:span><text:span text:style-name="T5">un valor lógico indicando si fue exitosamente </text:span><text:span text:style-name="T6">completada</text:span><text:span text:style-name="T5"> o no (</text:span><text:span text:style-name="T6">actualmente, </text:span><text:span text:style-name="T5">siempre </text:span><text:span text:style-name="T8">está </text:span><text:span text:style-name="T6">seleccionad</text:span><text:span text:style-name="T8">o</text:span><text:span text:style-name="T6"> </text:span><text:span text:style-name="T8">el</text:span><text:span text:style-name="T6"> </text:span><text:span text:style-name="T7">valor</text:span><text:span text:style-name="T6"> </text:span><text:span text:style-name="T5">verdadero </text:span><text:span text:style-name="T18">TRUE</text:span><text:span text:style-name="T5">), y </text:span><text:span text:style-name="T8">3) </text:span><text:span text:style-name="T5">un valor lógico indicando si el resultado fue desplegado o no. Si el argumento datos </text:span><text:span text:style-name="T18">data</text:span><text:span text:style-name="T5"> fue especificado en la llamada a </text:span><text:span text:style-name="T18">addTaskCallback</text:span><text:span text:style-name="T5">, ese valor es </text:span><text:span text:style-name="T8">aportado</text:span><text:span text:style-name="T5"> como el quinto argumento.</text:span></text:p>
      <text:p text:style-name="P1">La función de llamada <text:span text:style-name="T53">devuelta</text:span> deberá <text:span text:style-name="T53">producir</text:span> un valor lógico. Si el valor <text:span text:style-name="T53">producido</text:span> es <text:span text:style-name="T48">falso</text:span> <text:span text:style-name="T29">FALSE</text:span>, la devolución de la llamada <text:span text:style-name="T56">será</text:span> removida de la lista de tareas y no será <text:span text:style-name="T53">invocada</text:span> de nuevo por este <text:soft-page-break/>mecanismo. Si la función <text:span text:style-name="T53">produce un valor</text:span> <text:span text:style-name="T48">verdadero</text:span> <text:span text:style-name="T29">TRUE</text:span>, <text:span text:style-name="T53">la función </text:span>se conserva<text:span text:style-name="T56">rá</text:span> en la lista y será <text:span text:style-name="T53">invocada</text:span> cuando se complete la siguiente tarea de nivel superior.</text:p>
      <text:h text:style-name="P10" text:outline-level="3">Val<text:span text:style-name="T48">or</text:span></text:h>
      <text:p text:style-name="P7"><text:span text:style-name="T18">addTaskCallback</text:span><text:span text:style-name="T5"> </text:span><text:span text:style-name="T9">produce</text:span><text:span text:style-name="T5"> un valor entero que da la posición </text:span><text:span text:style-name="T7">en</text:span><text:span text:style-name="T5"> la lista de </text:span><text:span text:style-name="T9">las</text:span><text:span text:style-name="T5"> tareas de </text:span><text:span text:style-name="T12">devolución</text:span><text:span text:style-name="T5"> que esta nueva </text:span><text:span text:style-name="T9">llamada devuelta</text:span><text:span text:style-name="T5"> ocupa. Est</text:span><text:span text:style-name="T10">e</text:span><text:span text:style-name="T5"> solo </text:span><text:span text:style-name="T10">representa</text:span><text:span text:style-name="T5"> la posición actual de la </text:span><text:span text:style-name="T10">llamada devuelta</text:span><text:span text:style-name="T5">. Puede ser usad</text:span><text:span text:style-name="T10">o</text:span><text:span text:style-name="T5"> para </text:span><text:span text:style-name="T7">remover</text:span><text:span text:style-name="T5"> la entrada en tanto ningún otro valor sea removido </text:span><text:span text:style-name="T10">primero</text:span><text:span text:style-name="T5"> de las posiciones anteriores en la lista.</text:span></text:p>
      <text:p text:style-name="P1"><text:span text:style-name="T29">removeTaskCallback</text:span> devuelve un valor lógico que indica si el elemento especificado fue removido. Esto puede fallar (es decir, <text:span text:style-name="T54">producir</text:span> <text:span text:style-name="T48">un valor falso</text:span> <text:span text:style-name="T29">FALSE</text:span>) si <text:span text:style-name="T48">se aporta </text:span>un nombre o índice incorrecto que no corresponda con el nombre o la posición de un elemento <text:span text:style-name="T54">de</text:span> la lista.</text:p>
      <text:h text:style-name="P10" text:outline-level="3">Not<text:span text:style-name="T28">a</text:span></text:h>
      <text:p text:style-name="P1">También hay acceso de nivel de <text:span text:style-name="T37">C</text:span> a tareas de <text:span text:style-name="T54">llamada devuelta</text:span> de nivel superior para permitir rutinas <text:span text:style-name="T48">de </text:span><text:span text:style-name="T37">C</text:span>, en <text:span text:style-name="T48">vez</text:span> de <text:span text:style-name="T48">usar funciones de </text:span><text:span text:style-name="T39">R</text:span>.</text:p>
      <text:h text:style-name="P9" text:outline-level="3">Véase también</text:h>
      <text:p text:style-name="P6"><text:a xlink:type="simple" xlink:href="http://127.0.0.1:26938/help/library/base/help/getTaskCallbackNames" text:style-name="Internet_20_link" text:visited-style-name="Visited_20_Internet_20_Link"><text:span text:style-name="Source_20_Text"><text:span text:style-name="T19">GetTaskCallbackNames</text:span></text:span></text:a></text:p>
      <text:p text:style-name="P6"><text:a xlink:type="simple" xlink:href="http://127.0.0.1:26938/help/library/base/help/taskCallbackManager" text:style-name="Internet_20_link" text:visited-style-name="Visited_20_Internet_20_Link"><text:span text:style-name="Source_20_Text"><text:span text:style-name="T19">taskCallbackManager</text:span></text:span></text:a></text:p>
      <text:p text:style-name="P6"><text:a xlink:type="simple" xlink:href="https://developer.r-project.org/TaskHandlers.pdf" text:style-name="Internet_20_link" text:visited-style-name="Visited_20_Internet_20_Link"><text:span text:style-name="T22">https://developer.r-project.org/TaskHandlers.pdf</text:span></text:a></text:p>
      <text:h text:style-name="P10" text:outline-level="3">E<text:span text:style-name="T28">jemplos</text:span></text:h>
      <text:p text:style-name="P13">times &lt;- function(total = 3, str = "T<text:span text:style-name="T49">area</text:span> a") {</text:p>
      <text:p text:style-name="P26"><text:s text:c="2"/><text:span text:style-name="T1">ctr &lt;- 0</text:span></text:p>
      <text:p text:style-name="P26"><text:s text:c="2"/><text:span text:style-name="T1">function(expr, value, ok, visible) {</text:span></text:p>
      <text:p text:style-name="P26"><text:s text:c="4"/><text:span text:style-name="T1">ctr &lt;&lt;- ctr + 1</text:span></text:p>
      <text:p text:style-name="P26"><text:s text:c="4"/><text:span text:style-name="T1">cat(str, ctr, "\n")</text:span></text:p>
      <text:p text:style-name="P26"><text:s text:c="4"/><text:span text:style-name="T1">keep.me &lt;- (ctr &lt; total)</text:span></text:p>
      <text:p text:style-name="P26"><text:s text:c="4"/><text:span text:style-name="T1">if (!keep.me)</text:span></text:p>
      <text:p text:style-name="P26"><text:s text:c="6"/><text:span text:style-name="T1">cat("</text:span><text:span text:style-name="T2">manipulador que se remueve a sí mismo</text:span><text:span text:style-name="T1">\n")</text:span></text:p>
      <text:p text:style-name="P29"/>
      <text:p text:style-name="P26"><text:s text:c="4"/><text:span text:style-name="T1"># </text:span><text:span text:style-name="T2">devuelve</text:span></text:p>
      <text:p text:style-name="P26"><text:s text:c="4"/><text:span text:style-name="T1">keep.me</text:span></text:p>
      <text:p text:style-name="P26"><text:s text:c="2"/><text:span text:style-name="T1">}</text:span></text:p>
      <text:p text:style-name="P27">}</text:p>
      <text:p text:style-name="P29"/>
      <text:p text:style-name="P27"/>
      <text:p text:style-name="P28"># agrega la llamada <text:span text:style-name="T51">devuelta</text:span> que funcionará para</text:p>
      <text:p text:style-name="P28"># cuatro tareas de nivel superior y luego se borrará a sí misma.</text:p>
      <text:p text:style-name="P27"/>
      <text:p text:style-name="P27">n &lt;- addTaskCallback(times(4))</text:p>
      <text:p text:style-name="P27"/>
      <text:p text:style-name="P27"/>
      <text:p text:style-name="P28"># ahora la remueve, asumiendo que todavía es la primera en la lista.</text:p>
      <text:p text:style-name="P27">removeTaskCallback(n)</text:p>
      <text:p text:style-name="P27"/>
      <text:p text:style-name="P27"/>
      <text:p text:style-name="P30">## Véase cómo el manipulador es llamado cada vez hasta </text:p>
      <text:p text:style-name="P30">## que se “autodestruya”:</text:p>
      <text:p text:style-name="P29"/>
      <text:p text:style-name="P27">addTaskCallback(times(4)) # <text:span text:style-name="T49">cuenta ya como una vez</text:span></text:p>
      <text:p text:style-name="P29"/>
      <text:p text:style-name="P27"><text:soft-page-break/>sum(1:10) ; mean(1:3) # <text:span text:style-name="T49">dos más</text:span></text:p>
      <text:p text:style-name="P27">sinpi(1) <text:s text:c="13"/># <text:span text:style-name="T49">la cuarta</text:span> - <text:span text:style-name="T49">y</text:span> "<text:span text:style-name="T49">listo</text:span>"</text:p>
      <text:p text:style-name="P27">cospi(1)</text:p>
      <text:p text:style-name="P25">tanpi(1)</text:p>
      <text:p text:style-name="P12"><text:span text:style-name="T13">[P</text:span><text:span text:style-name="T14">aquete</text:span><text:span text:style-name="T13"> </text:span><text:span text:style-name="Emphasis"><text:span text:style-name="T16">base</text:span></text:span><text:span text:style-name="Emphasis"><text:span text:style-name="T15"> </text:span></text:span><text:span text:style-name="T13">versión 3.6.0 </text:span><text:span text:style-name="T20">Í</text:span><text:span text:style-name="T21">ndice</text:span><text:span text:style-name="T13">]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6-25T06:50:33.226697799</meta:creation-date>
    <dc:date>2019-12-05T07:18:24.827910083</dc:date>
    <meta:editing-duration>PT1H5M41S</meta:editing-duration>
    <meta:editing-cycles>22</meta:editing-cycles>
    <meta:generator>LibreOffice/6.3.3.2$MacOSX_X86_64 LibreOffice_project/a64200df03143b798afd1ec74a12ab50359878ed</meta:generator>
    <meta:document-statistic meta:table-count="2" meta:image-count="0" meta:object-count="0" meta:page-count="3" meta:paragraph-count="60" meta:word-count="682" meta:character-count="4198" meta:non-whitespace-character-count="3526"/>
  </office:meta>
</office:document-meta>
</file>